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5225a" officeooo:paragraph-rsid="0005225a"/>
    </style:style>
    <style:style style:name="P2" style:family="paragraph" style:parent-style-name="Standard">
      <style:text-properties fo:language="es" fo:country="ES" officeooo:rsid="0006f220" officeooo:paragraph-rsid="0006f220"/>
    </style:style>
    <style:style style:name="P3" style:family="paragraph" style:parent-style-name="Standard">
      <style:text-properties fo:language="es" fo:country="ES" style:text-underline-style="none" officeooo:rsid="0005225a" officeooo:paragraph-rsid="000522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u nac 1898</text:p>
      <text:p text:style-name="P1">Padres muertos (1908)</text:p>
      <text:p text:style-name="P1">entrada a prosibulo (1910)</text:p>
      <text:p text:style-name="P1">salida prostibulo (1915)</text:p>
      <text:p text:style-name="P1"/>
      <text:p text:style-name="P2">Conversión a vampiri (1925)</text:p>
      <text:p text:style-name="P1"/>
      <text:p text:style-name="P3"/>
      <text:p text:style-name="P2">escena diabolizar (1950)</text:p>
      <text:p text:style-name="P1"/>
      <text:p text:style-name="P1">edad aparente 27</text:p>
      <text:p text:style-name="P1">1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5-05-11T18:52:01.939000000</dc:date>
    <meta:editing-duration>PT5M42S</meta:editing-duration>
    <meta:editing-cycles>3</meta:editing-cycles>
    <meta:document-statistic meta:table-count="0" meta:image-count="0" meta:object-count="0" meta:page-count="1" meta:paragraph-count="8" meta:word-count="24" meta:character-count="154" meta:non-whitespace-character-count="138"/>
  </office:meta>
</office:document-meta>
</file>